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OPERATORS" style:family="table">
      <style:table-properties style:width="17.013cm" fo:margin-left="0cm" table:align="left"/>
    </style:style>
    <style:style style:name="OPERATORS.A" style:family="table-column">
      <style:table-column-properties style:column-width="2.619cm"/>
    </style:style>
    <style:style style:name="OPERATORS.B" style:family="table-column">
      <style:table-column-properties style:column-width="4.419cm"/>
    </style:style>
    <style:style style:name="OPERATORS.C" style:family="table-column">
      <style:table-column-properties style:column-width="4.128cm"/>
    </style:style>
    <style:style style:name="OPERATORS.D" style:family="table-column">
      <style:table-column-properties style:column-width="3.387cm"/>
    </style:style>
    <style:style style:name="OPERATORS.E" style:family="table-column">
      <style:table-column-properties style:column-width="2.461cm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0592" officeooo:paragraph-rsid="00190592"/>
    </style:style>
    <style:style style:name="P2" style:family="paragraph" style:parent-style-name="Table_20_Contents">
      <style:text-properties officeooo:rsid="001a4210" officeooo:paragraph-rsid="001a4210"/>
    </style:style>
    <style:style style:name="P3" style:family="paragraph" style:parent-style-name="Table_20_Contents">
      <style:text-properties officeooo:rsid="001d30b2" officeooo:paragraph-rsid="001d30b2"/>
    </style:style>
    <style:style style:name="P4" style:family="paragraph" style:parent-style-name="Table_20_Contents">
      <style:text-properties officeooo:rsid="0025ea49" officeooo:paragraph-rsid="0025ea49"/>
    </style:style>
    <style:style style:name="P5" style:family="paragraph" style:parent-style-name="Table_20_Contents">
      <style:text-properties officeooo:rsid="0025ea49" officeooo:paragraph-rsid="002834af"/>
    </style:style>
    <style:style style:name="T1" style:family="text">
      <style:text-properties officeooo:rsid="001f9849"/>
    </style:style>
    <style:style style:name="T2" style:family="text">
      <style:text-properties officeooo:rsid="001b893f"/>
    </style:style>
    <style:style style:name="T3" style:family="text">
      <style:text-properties officeooo:rsid="00277591"/>
    </style:style>
    <style:style style:name="T4" style:family="text">
      <style:text-properties officeooo:rsid="0025ea49"/>
    </style:style>
    <style:style style:name="T5" style:family="text">
      <style:text-properties officeooo:rsid="00283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ID]</text:p>
      <text:p text:style-name="P1">[CREATED_BY]</text:p>
      <text:p text:style-name="P1">[CREATED_AT]</text:p>
      <text:p text:style-name="P1">[TYPE]</text:p>
      <text:p text:style-name="P1">[STATUS]</text:p>
      <text:p text:style-name="P1">[DATE]</text:p>
      <text:p text:style-name="P1">[SOLUTIONS]</text:p>
      <text:p text:style-name="P1"/>
      <table:table table:name="OPERATORS" table:style-name="OPERATORS">
        <table:table-column table:style-name="OPERATORS.A"/>
        <table:table-column table:style-name="OPERATORS.B"/>
        <table:table-column table:style-name="OPERATORS.C"/>
        <table:table-column table:style-name="OPERATORS.D"/>
        <table:table-column table:style-name="OPERATORS.E"/>
        <table:table-row>
          <table:table-cell table:style-name="OPERATORS.A1" office:value-type="string">
            <text:p text:style-name="P3">[PLACA_ID]</text:p>
          </table:table-cell>
          <table:table-cell table:style-name="OPERATORS.A1" office:value-type="string">
            <text:p text:style-name="P5"><text:span text:style-name="T4">[</text:span><text:span text:style-name="T5">MOTORISTA_ID</text:span><text:span text:style-name="T4">]</text:span></text:p>
          </table:table-cell>
          <table:table-cell table:style-name="OPERATORS.A1" office:value-type="string">
            <text:p text:style-name="P5">[<text:span text:style-name="T5">CLIENTE_ID</text:span>]</text:p>
          </table:table-cell>
          <table:table-cell table:style-name="OPERATORS.A1" office:value-type="string">
            <text:p text:style-name="P4">[VR_SERVICO]</text:p>
          </table:table-cell>
          <table:table-cell table:style-name="OPERATORS.E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</meta:initial-creator>
    <meta:creation-date>2016-12-07T13:35:59</meta:creation-date>
    <dc:date>2016-12-07T14:44:46</dc:date>
    <dc:creator>igor </dc:creator>
    <meta:editing-duration>PT2M37S</meta:editing-duration>
    <meta:editing-cycles>16</meta:editing-cycles>
    <meta:generator>LibreOffice/3.6$Linux_X86_64 LibreOffice_project/2ef5aff-a6fb0ff-166bdff-cf087ad-0f1389</meta:generator>
    <meta:document-statistic meta:table-count="1" meta:image-count="0" meta:object-count="0" meta:page-count="1" meta:paragraph-count="11" meta:word-count="11" meta:character-count="107" meta:non-whitespace-character-count="107"/>
  </office:meta>
</office:document-meta>
</file>